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ettings.xml" manifest:media-type="text/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3cm" svg:stroke-color="#00a933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ff3838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5" style:family="graphic" style:parent-style-name="objectwithoutfill">
      <style:graphic-properties svg:stroke-width="0.053cm" svg:stroke-color="#21409a" draw:marker-start-width="0.279cm" draw:marker-end="Arrow" draw:marker-end-width="0.279cm" draw:fill="solid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a1467e" draw:fill-color="#e0c2cd" draw:textarea-horizontal-align="justify" draw:textarea-vertical-align="middle" draw:auto-grow-height="false" fo:min-height="0cm" fo:min-width="0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e0c2cd"/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3.573cm" svg:y1="3.525cm" svg:x2="5.136cm" svg:y2="2.544cm">
          <text:p/>
        </draw:line>
        <draw:line draw:style-name="gr2" draw:text-style-name="P1" draw:layer="layout" svg:x1="3.552cm" svg:y1="3.532cm" svg:x2="5.413cm" svg:y2="4.228cm">
          <text:p/>
        </draw:line>
        <draw:frame draw:style-name="gr3" draw:text-style-name="P2" draw:layer="measurelines" svg:width="0.502cm" svg:height="1.187cm" svg:x="4.061cm" svg:y="4.19cm">
          <draw:text-box>
            <text:p/>
          </draw:text-box>
        </draw:frame>
        <draw:frame draw:style-name="gr4" draw:text-style-name="P3" draw:layer="measurelines" svg:width="0.563cm" svg:height="0.53cm" svg:x="4.433cm" svg:y="4.05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3" draw:layer="measurelines" svg:width="0.598cm" svg:height="0.53cm" svg:x="4.904cm" svg:y="2.77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4" draw:text-style-name="P3" draw:layer="measurelines" svg:width="0.517cm" svg:height="0.47cm" svg:x="3.084cm" svg:y="3.61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5" draw:text-style-name="P1" draw:layer="layout" svg:x1="3.56cm" svg:y1="3.539cm" svg:x2="3.535cm" svg:y2="1.497cm">
          <text:p/>
        </draw:line>
        <draw:frame draw:style-name="gr4" draw:text-style-name="P3" draw:layer="measurelines" svg:width="0.538cm" svg:height="0.53cm" svg:x="2.928cm" svg:y="1.644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6" draw:text-style-name="P4" draw:layer="layout" svg:width="0.206cm" svg:height="0.206cm" svg:x="3.457cm" svg:y="3.4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8T15:36:07.809007031</meta:creation-date>
    <dc:date>2022-01-19T10:24:06.166922492</dc:date>
    <meta:editing-duration>PT4M53S</meta:editing-duration>
    <meta:editing-cycles>2</meta:editing-cycles>
    <meta:generator>LibreOffice/6.0.7.3$Linux_X86_64 LibreOffice_project/00m0$Build-3</meta:generator>
    <meta:document-statistic meta:object-count="9"/>
  </office:meta>
</office:document-meta>
</file>

<file path=Object 1/content.xml><?xml version="1.0" encoding="utf-8"?>
<math xmlns="http://www.w3.org/1998/Math/MathML" display="block">
  <semantics>
    <mover accent="true">
      <msub>
        <mi>x</mi>
        <mn>1</mn>
      </msub>
      <mo stretchy="false">⃗</mo>
    </mover>
    <annotation encoding="StarMath 5.0">vec x_1</annotation>
  </semantics>
</math>
</file>

<file path=Object 2/content.xml><?xml version="1.0" encoding="utf-8"?>
<math xmlns="http://www.w3.org/1998/Math/MathML" display="block">
  <semantics>
    <mover accent="true">
      <msub>
        <mi>y</mi>
        <mn>1</mn>
      </msub>
      <mo stretchy="false">⃗</mo>
    </mover>
    <annotation encoding="StarMath 5.0">vec y_1</annotation>
  </semantics>
</math>
</file>

<file path=Object 3/content.xml><?xml version="1.0" encoding="utf-8"?>
<math xmlns="http://www.w3.org/1998/Math/MathML" display="block">
  <semantics>
    <mi>O</mi>
    <annotation encoding="StarMath 5.0">O</annotation>
  </semantics>
</math>
</file>

<file path=Object 4/content.xml><?xml version="1.0" encoding="utf-8"?>
<math xmlns="http://www.w3.org/1998/Math/MathML" display="block">
  <semantics>
    <mover accent="true">
      <msub>
        <mi>z</mi>
        <mn>1</mn>
      </msub>
      <mo stretchy="false">⃗</mo>
    </mover>
    <annotation encoding="StarMath 5.0">vec z_1</annotation>
  </semantics>
</math>
</file>